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Quotations">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2"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08d8d43" style:font-size-asian="12pt" style:font-weight-asian="normal" style:font-size-complex="12pt" style:font-weight-complex="normal"/>
    </style:style>
    <style:style style:name="P3" style:family="paragraph" style:parent-style-name="Quotations">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08d8d43" style:font-size-asian="12pt" style:font-weight-asian="normal" style:font-size-complex="12pt" style:font-weight-complex="normal"/>
    </style:style>
    <style:style style:name="P4" style:family="paragraph" style:parent-style-name="Quotations">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5431f1" style:font-size-asian="12pt" style:font-weight-asian="normal" style:font-size-complex="12pt" style:font-weight-complex="normal"/>
    </style:style>
    <style:style style:name="P5"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6"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41d4e1" style:font-size-asian="12pt" style:font-weight-asian="normal" style:font-size-complex="12pt" style:font-weight-complex="normal"/>
    </style:style>
    <style:style style:name="P7"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4bcbfb" style:font-size-asian="12pt" style:font-weight-asian="normal" style:font-size-complex="12pt" style:font-weight-complex="normal"/>
    </style:style>
    <style:style style:name="P8"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4d83e0" style:font-size-asian="12pt" style:font-weight-asian="normal" style:font-size-complex="12pt" style:font-weight-complex="normal"/>
    </style:style>
    <style:style style:name="P9"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44e4d8" style:font-size-asian="12pt" style:font-weight-asian="normal" style:font-size-complex="12pt" style:font-weight-complex="normal"/>
    </style:style>
    <style:style style:name="P10"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4f2f94" style:font-size-asian="12pt" style:font-weight-asian="normal" style:font-size-complex="12pt" style:font-weight-complex="normal"/>
    </style:style>
    <style:style style:name="P11"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504a0a" style:font-size-asian="12pt" style:font-weight-asian="normal" style:font-size-complex="12pt" style:font-weight-complex="normal"/>
    </style:style>
    <style:style style:name="T1" style:family="text">
      <style:text-properties officeooo:rsid="01491c7b"/>
    </style:style>
    <style:style style:name="T2" style:family="text">
      <style:text-properties officeooo:rsid="014ab6bf"/>
    </style:style>
    <style:style style:name="T3" style:family="text">
      <style:text-properties officeooo:rsid="014bcbfb"/>
    </style:style>
    <style:style style:name="T4" style:family="text">
      <style:text-properties officeooo:rsid="014d83e0"/>
    </style:style>
    <style:style style:name="T5" style:family="text">
      <style:text-properties officeooo:rsid="01504a0a"/>
    </style:style>
    <style:style style:name="T6" style:family="text">
      <style:text-properties officeooo:rsid="015431f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p text:style-name="P2">If: Evaluates a condition and executes a block of code if the condition is true.<text:line-break/>Example: If it’s sunny, go for a walk.</text:p>
        </text:list-header>
      </text:list>
      <text:p text:style-name="P3">if-else: Adds an alternative block of code to execute if the condition is false.<text:line-break/>Example: If it’s sunny, go for a walk; else, stay inside.</text:p>
      <text:p text:style-name="P3">elif (else if): Allows for multiple conditions to be checked in sequence.<text:line-break/>Example: If it’s sunny, go for a walk; else if it’s raining, read a book; else, watch a movie.</text:p>
      <text:p text:style-name="P3">Nested-if: An if statement inside another if statement, used for more complex conditions.<text:line-break/>Example: If it’s sunny, check if it’s hot; if it’s hot, go swimming; else, go for a walk.</text:p>
      <text:p text:style-name="P3">for: Repeats a block of code a specific number of times.<text:line-break/>Example: For each day of the week, eat an apple.</text:p>
      <text:p text:style-name="P3">for-break: Exits the for loop immediately.<text:line-break/>Example: For each day, eat an apple; if you feel sick, stop eating apples.</text:p>
      <text:p text:style-name="P3">for-continue: Skips the current iteration and continues with the next one.<text:line-break/>Example: For each day, eat an apple; if it’s rotten, skip it and eat the next one.</text:p>
      <text:p text:style-name="P3">while: Repeats a block of code as long as a condition remains true.<text:line-break/>Example: While it’s snowing, build a snowman.</text:p>
      <text:p text:style-name="P3">while-break: Exits the while loop immediately.<text:line-break/>Example: While it’s snowing, build a snowman; if you get too cold, stop building.</text:p>
      <text:p text:style-name="P4">while-continue: Skips the current iteration and checks the condition again.<text:line-break/>Example: While it’s snowing, build a snowman; if you need a break, skip to checking if it’s still snowing.</text:p>
      <text:p text:style-name="P4">switch: Compares a value against multiple cases and executes the matching block of code.<text:line-break/>Example: Switch to different radio stations based on the button you press.</text:p>
      <text:p text:style-name="P4">switch-case: Defines the specific blocks of code for each case within a switch statement.<text:line-break/>Example: If you press button 1, play rock music; case 2, play jazz; case 3, play classical.</text:p>
      <text:p text:style-name="P3"/>
      <text:p text:style-name="P3"/>
      <text:p text:style-name="P3"/>
      <text:p text:style-name="P3"/>
      <text:p text:style-name="P3"/>
      <text:p text:style-name="P3"/>
      <text:p text:style-name="P3"/>
      <text:list text:continue-numbering="true" text:style-name="L1">
        <text:list-header>
          <text:p text:style-name="P2"><text:soft-page-break/>Scenario Based Questions </text:p>
        </text:list-header>
        <text:list-item>
          <text:p text:style-name="P5">What is the purpose of using shebang at the beginning of a shell script?<text:line-break/>The shebang (#!) indicates which shell to use for executing the script.</text:p>
        </text:list-item>
        <text:list-item>
          <text:p text:style-name="P5">How do you define and use variables in shell script?<text:line-break/>Variables can be defined as user variables (case-sensitive, up to 20 characters) using syntax like name=value and accessed with $name.</text:p>
        </text:list-item>
        <text:list-item>
          <text:p text:style-name="P5">What is command substitution in shell script?<text:line-break/>Command substitution allows you to assign the output of a command to a variable using backticks or $(command).</text:p>
        </text:list-item>
        <text:list-item>
          <text:p text:style-name="P5">How do you read user input in a shell script?<text:line-break/>The read command is used to accept user input from the keyboard.</text:p>
        </text:list-item>
        <text:list-item>
          <text:p text:style-name="P5">What are the exit codes in shell script?<text:line-break/>Exit codes indicate the success or failure of a script. Zero means success, while other codes indicate different errors (e.g., 1 for general error, 127 for command not found).</text:p>
        </text:list-item>
        <text:list-item>
          <text:p text:style-name="P6">How do you use conditional statements in shell scripting?<text:line-break/>Use if, then, else, or nested if statements. Check conditions and execute commands based on the result.</text:p>
        </text:list-item>
        <text:list-item>
          <text:p text:style-name="P6">What is the purpose of a loop in shell scripting?<text:line-break/>Loops control the flow of the script, allowing repeated execution of commands until a condition is met.</text:p>
        </text:list-item>
        <text:list-item>
          <text:p text:style-name="P5">How do you comment a line in shell script?<text:line-break/>Use the # symbol. Lines starting with # are comments and will not be executed.</text:p>
        </text:list-item>
        <text:list-item>
          <text:p text:style-name="P7">How do you pass an argument to a shell script?<text:line-break/>Use command line parameters. Access them with $1, $2, etc., and <text:line-break/>$# -<text:span text:style-name="T3"> contains the number of commandline parameters included with script was run</text:span><text:line-break/> <text:span text:style-name="T1">$* - </text:span><text:span text:style-name="T3">takes all the parameter supplied on command line as single word</text:span><text:span text:style-name="T1"><text:line-break/>$@</text:span> - <text:span text:style-name="T3">takes all the parameter supplied on command line as a seperate word on same string</text:span><text:line-break/><text:span text:style-name="T2">$0 is the script name</text:span></text:p>
        </text:list-item>
        <text:list-item>
          <text:p text:style-name="P5">What is the difference between single and double quotes in shell scripting?<text:line-break/>Single quotes prevent variable expansion, while double quotes allow it, interpreting variables within the string.</text:p>
        </text:list-item>
        <text:list-item>
          <text:p text:style-name="P5">Can you provide an example of using single and double quotes?<text:line-break/>In single quotes, echo 'Hello $USER' prints Hello $USER. In double quotes, echo "Hello $USER" prints Hello &lt;actual username&gt;.</text:p>
        </text:list-item>
        <text:list-item>
          <text:p text:style-name="P5">Why are loops important in shell scripting?<text:line-break/>Loops allow repeated execution of commands, enabling automation of tasks that need to be performed multiple times.</text:p>
        </text:list-item>
        <text:list-item>
          <text:p text:style-name="P5"><text:soft-page-break/>What types of loops can be used in shell scripting?<text:line-break/>Common loop types include for, while, and until loops, each serving different purposes for iterating over commands.</text:p>
        </text:list-item>
        <text:list-item>
          <text:p text:style-name="P5">How do you check if a file exists in a shell script or not?<text:line-break/>Use the -e option in an if statement to check for file existence.</text:p>
        </text:list-item>
        <text:list-item>
          <text:p text:style-name="P5">What is the purpose of a case statement in shell scripting?<text:line-break/>The case statement is used for pattern matching and handling multiple conditions in a structured way.</text:p>
        </text:list-item>
        <text:list-item>
          <text:p text:style-name="P5">How do you iterate over the content of a file in a shell script?<text:line-break/>Combine a while loop with the read command to iterate through each line of the file.</text:p>
        </text:list-item>
        <text:list-item>
          <text:p text:style-name="P8">How do you redirect output in a shell script?<text:line-break/>Use &gt; <text:span text:style-name="T4">redirect stdout, overwrite the file</text:span><text:line-break/>&gt;&gt; <text:span text:style-name="T4">redirect stdout, append the file</text:span><text:line-break/>2&gt; <text:span text:style-name="T4">redirect stderr, overwrite the file</text:span><text:line-break/>2&gt;&gt; <text:span text:style-name="T4">redirect stderr, append the file<text:line-break/>&amp;&gt; redirect both stdout and stderr, overwrite the file<text:line-break/>&amp;&gt;&gt; redirect both stdout and stderr, append the file</text:span><text:line-break/>&lt; for redirec<text:span text:style-name="T4">t</text:span> st<text:span text:style-name="T4">din in the file<text:line-break/>tee - send output to both file and stdout</text:span>.</text:p>
        </text:list-item>
        <text:list-item>
          <text:p text:style-name="P5">What is the purpose of the grep command in a shell script?<text:line-break/>The grep command is used to search for a specific pattern or text within a file.</text:p>
        </text:list-item>
        <text:list-item>
          <text:p text:style-name="P5">How do you define a function in shell scripting?<text:line-break/>A function in shell scripting is defined using the function keyword followed by the function name and curly braces to enclose the function body. For example:<text:line-break/>function greet { echo "Hello, $1!" }</text:p>
        </text:list-item>
        <text:list-item>
          <text:p text:style-name="P9">What is the purpose of the export command in shell scripting?<text:line-break/>The export command is used to mark variables and functions to be exported to child processes, ensuring that environment variables are available to scripts and commands executed from the current shell session.</text:p>
        </text:list-item>
        <text:list-item>
          <text:p text:style-name="P5">How do you check the permission of a file in shell scripting?<text:line-break/>You can check the permission of a file using the ls -l command or the stat command. Additionally, you can use test conditions like -r, -w, and -x to check if a file is readable, writable, or executable, respectively.</text:p>
        </text:list-item>
        <text:list-item>
          <text:p text:style-name="P5">How do you terminate a shell script if an error occurs?<text:line-break/>You can use the exit command manually or set set -e at the beginning of the script to automatically terminate the script when any command fails. You can also use the trap command for handling errors.</text:p>
        </text:list-item>
        <text:list-item>
          <text:p text:style-name="P5">What is the purpose of the shift command in shell scripting?<text:line-break/>The shift command is used to shift positional parameters to the left, discarding the first <text:soft-page-break/>parameter. This is useful for processing and iterating over command line arguments in a script.</text:p>
        </text:list-item>
        <text:list-item>
          <text:p text:style-name="P10">How do you concatenate strings in shell scripting<text:line-break/>You can concatenate strings by placing them next to each other or using += or curly braces.</text:p>
        </text:list-item>
        <text:list-item>
          <text:p text:style-name="P10">What is the purpose of the dirname command?<text:line-break/>It extracts the directory component of a file path.</text:p>
        </text:list-item>
        <text:list-item>
          <text:p text:style-name="P10">How do you perform arithmetic operations in shell scripting?<text:line-break/>Use the expr command or double parentheses (( )).</text:p>
        </text:list-item>
        <text:list-item>
          <text:p text:style-name="P11">What is the purpose of the set command?<text:line-break/>It modifies shell options and positional parameters.<text:line-break/><text:span text:style-name="T5">set -e : exit immediately if command fails <text:s text:c="2"/></text:span><text:line-break/><text:span text:style-name="T5">set -u : treat unset variable as error and exit immediately</text:span><text:line-break/><text:span text:style-name="T5">set -x : print each command before executing</text:span><text:line-break/><text:span text:style-name="T5">set -o : enable or disable specific option by name</text:span></text:p>
        </text:list-item>
        <text:list-item>
          <text:p text:style-name="P5">How do you check if a directory exists in shell scripting?<text:line-break/>Use if [ -d "$directory" ]; then to check for a directory’s existence.</text:p>
        </text:list-item>
      </text:list>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4047in" fo:margin-right="0.368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08-15T10:12:10.258699037</dc:date>
    <meta:editing-duration>P3DT4H38M44S</meta:editing-duration>
    <meta:editing-cycles>208</meta:editing-cycles>
    <meta:generator>LibreOffice/24.2.5.2$Linux_X86_64 LibreOffice_project/420$Build-2</meta:generator>
    <meta:document-statistic meta:table-count="0" meta:image-count="0" meta:object-count="0" meta:page-count="4" meta:paragraph-count="41" meta:word-count="1270" meta:character-count="7189" meta:non-whitespace-character-count="5982"/>
  </office:meta>
</office:document-meta>
</file>